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d6bc" officeooo:paragraph-rsid="0005d6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d6bc" officeooo:paragraph-rsid="0005d6b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end (Go)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09:34:39.737292390</meta:creation-date>
    <dc:date>2022-04-07T09:41:01.693027937</dc:date>
    <meta:editing-duration>PT6M27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3.1.3$Linux_X86_64 LibreOffice_project/30$Build-3</meta:generator>
  </office:meta>
</office:document-meta>
</file>